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38.449cm" svg:height="21.498cm" svg:x="8.923cm" svg:y="0.163cm">
            <draw:object draw:notify-on-update-of-ranges="Sheet1.A1:Sheet1.A40 Sheet1.B1:Sheet1.B1 Sheet1.C1:Sheet1.C40 Sheet1.A41:Sheet1.A80 Sheet1.B41:Sheet1.B41 Sheet1.C41:Sheet1.C80 Sheet1.A81:Sheet1.A120 Sheet1.B81:Sheet1.B81 Sheet1.C81:Sheet1.C120 Sheet1.A201:Sheet1.A240 Sheet1.B201:Sheet1.B201 Sheet1.C201:Sheet1.C2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1.206cm" svg:height="23.615cm" svg:x="8.846cm" svg:y="22.598cm">
            <draw:object draw:notify-on-update-of-ranges="Sheet1.B1:Sheet1.B1 Sheet1.D1:Sheet1.D40 Sheet1.A1:Sheet1.A40 Sheet1.E1:Sheet1.E40 Sheet1.E1:Sheet1.E40 Sheet1.B41:Sheet1.B41 Sheet1.D41:Sheet1.D80 Sheet1.A41:Sheet1.A80 Sheet1.E41:Sheet1.E76 Sheet1.E41:Sheet1.E76 Sheet1.B201:Sheet1.B201 Sheet1.D201:Sheet1.D240 Sheet1.A201:Sheet1.A240 Sheet1.E201:Sheet1.E236 Sheet1.E201:Sheet1.E2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106" calcext:value-type="float">
            <text:p>5.106</text:p>
          </table:table-cell>
          <table:table-cell table:formula="of:=AVERAGE([.C1:.C5])" office:value-type="float" office:value="5.1922" calcext:value-type="float">
            <text:p>5.1922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099" calcext:value-type="float">
            <text:p>5.09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558" calcext:value-type="float">
            <text:p>5.55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098" calcext:value-type="float">
            <text:p>5.098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44" calcext:value-type="float">
            <text:p>5.844</text:p>
          </table:table-cell>
          <table:table-cell table:formula="of:=AVERAGE([.C6:.C10])" office:value-type="float" office:value="5.6968" calcext:value-type="float">
            <text:p>5.6968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362" calcext:value-type="float">
            <text:p>5.36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607" calcext:value-type="float">
            <text:p>5.607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41" calcext:value-type="float">
            <text:p>5.841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12" calcext:value-type="float">
            <text:p>6.312</text:p>
          </table:table-cell>
          <table:table-cell table:formula="of:=AVERAGE([.C11:.C15])" office:value-type="float" office:value="6.3272" calcext:value-type="float">
            <text:p>6.3272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37" calcext:value-type="float">
            <text:p>6.337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19" calcext:value-type="float">
            <text:p>6.319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26" calcext:value-type="float">
            <text:p>6.32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42" calcext:value-type="float">
            <text:p>6.342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083" calcext:value-type="float">
            <text:p>7.083</text:p>
          </table:table-cell>
          <table:table-cell table:formula="of:=AVERAGE([.C16:.C20])" office:value-type="float" office:value="6.8644" calcext:value-type="float">
            <text:p>6.8644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108" calcext:value-type="float">
            <text:p>7.108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6.513" calcext:value-type="float">
            <text:p>6.51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6.516" calcext:value-type="float">
            <text:p>6.516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102" calcext:value-type="float">
            <text:p>7.10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967" calcext:value-type="float">
            <text:p>6.967</text:p>
          </table:table-cell>
          <table:table-cell table:formula="of:=AVERAGE([.C21:.C25])" office:value-type="float" office:value="6.9092" calcext:value-type="float">
            <text:p>6.9092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7.253" calcext:value-type="float">
            <text:p>7.25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666" calcext:value-type="float">
            <text:p>6.6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699" calcext:value-type="float">
            <text:p>6.699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961" calcext:value-type="float">
            <text:p>6.961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6.852" calcext:value-type="float">
            <text:p>6.852</text:p>
          </table:table-cell>
          <table:table-cell table:formula="of:=AVERAGE([.C26:.C30])" office:value-type="float" office:value="7.1844" calcext:value-type="float">
            <text:p>7.1844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477" calcext:value-type="float">
            <text:p>7.477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392" calcext:value-type="float">
            <text:p>7.392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6.851" calcext:value-type="float">
            <text:p>6.85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AVERAGE([.C31:.C35])" office:value-type="float" office:value="7.0386" calcext:value-type="float">
            <text:p>7.0386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172" calcext:value-type="float">
            <text:p>7.172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01" calcext:value-type="float">
            <text:p>7.00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14" calcext:value-type="float">
            <text:p>7.01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06" calcext:value-type="float">
            <text:p>7.00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798" calcext:value-type="float">
            <text:p>7.798</text:p>
          </table:table-cell>
          <table:table-cell table:formula="of:=AVERAGE([.C36:.C40])" office:value-type="float" office:value="7.5078" calcext:value-type="float">
            <text:p>7.5078</text:p>
          </table:table-cell>
          <table:table-cell table:formula="of:=STDEV([.D1:.D36])" office:value-type="float" office:value="0.792357155670886" calcext:value-type="float">
            <text:p>0.792357155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768" calcext:value-type="float">
            <text:p>7.76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229" calcext:value-type="float">
            <text:p>7.229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526" calcext:value-type="float">
            <text:p>7.52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218" calcext:value-type="float">
            <text:p>7.21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26" calcext:value-type="float">
            <text:p>1.326</text:p>
          </table:table-cell>
          <table:table-cell table:formula="of:=AVERAGE([.C41:.C45])" office:value-type="float" office:value="1.3268" calcext:value-type="float">
            <text:p>1.3268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29" calcext:value-type="float">
            <text:p>1.32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35" calcext:value-type="float">
            <text:p>1.33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14" calcext:value-type="float">
            <text:p>1.314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6" calcext:value-type="float">
            <text:p>2.006</text:p>
          </table:table-cell>
          <table:table-cell table:formula="of:=AVERAGE([.C46:.C50])" office:value-type="float" office:value="2.0032" calcext:value-type="float">
            <text:p>2.0032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8" calcext:value-type="float">
            <text:p>2.008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9" calcext:value-type="float">
            <text:p>2.009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.989" calcext:value-type="float">
            <text:p>1.989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4" calcext:value-type="float">
            <text:p>2.004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19" calcext:value-type="float">
            <text:p>2.619</text:p>
          </table:table-cell>
          <table:table-cell table:formula="of:=AVERAGE([.C51:.C55])" office:value-type="float" office:value="2.6264" calcext:value-type="float">
            <text:p>2.6264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32" calcext:value-type="float">
            <text:p>2.63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27" calcext:value-type="float">
            <text:p>2.627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13" calcext:value-type="float">
            <text:p>2.61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41" calcext:value-type="float">
            <text:p>2.641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42" calcext:value-type="float">
            <text:p>3.142</text:p>
          </table:table-cell>
          <table:table-cell table:formula="of:=AVERAGE([.C56:.C60])" office:value-type="float" office:value="3.135" calcext:value-type="float">
            <text:p>3.135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47" calcext:value-type="float">
            <text:p>3.147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31" calcext:value-type="float">
            <text:p>3.131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5" calcext:value-type="float">
            <text:p>3.845</text:p>
          </table:table-cell>
          <table:table-cell table:formula="of:=AVERAGE([.C61:.C65])" office:value-type="float" office:value="3.8414" calcext:value-type="float">
            <text:p>3.8414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32" calcext:value-type="float">
            <text:p>3.83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7" calcext:value-type="float">
            <text:p>3.84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39" calcext:value-type="float">
            <text:p>3.839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4" calcext:value-type="float">
            <text:p>3.84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58" calcext:value-type="float">
            <text:p>4.158</text:p>
          </table:table-cell>
          <table:table-cell table:formula="of:=AVERAGE([.C66:.C70])" office:value-type="float" office:value="4.1624" calcext:value-type="float">
            <text:p>4.1624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64" calcext:value-type="float">
            <text:p>4.16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53" calcext:value-type="float">
            <text:p>4.15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62" calcext:value-type="float">
            <text:p>4.162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43" calcext:value-type="float">
            <text:p>4.443</text:p>
          </table:table-cell>
          <table:table-cell table:formula="of:=AVERAGE([.C71:.C75])" office:value-type="float" office:value="4.4424" calcext:value-type="float">
            <text:p>4.4424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39" calcext:value-type="float">
            <text:p>4.439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29" calcext:value-type="float">
            <text:p>4.429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63" calcext:value-type="float">
            <text:p>4.46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38" calcext:value-type="float">
            <text:p>4.43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59" calcext:value-type="float">
            <text:p>4.759</text:p>
          </table:table-cell>
          <table:table-cell table:formula="of:=AVERAGE([.C76:.C80])" office:value-type="float" office:value="4.7424" calcext:value-type="float">
            <text:p>4.7424</text:p>
          </table:table-cell>
          <table:table-cell table:formula="of:=STDEV([.C41:.C80])" office:value-type="float" office:value="1.15898788737282" calcext:value-type="float">
            <text:p>1.158987887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42" calcext:value-type="float">
            <text:p>4.74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35" calcext:value-type="float">
            <text:p>4.735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43" calcext:value-type="float">
            <text:p>4.743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33" calcext:value-type="float">
            <text:p>4.7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2" calcext:value-type="float">
            <text:p>0.792</text:p>
          </table:table-cell>
          <table:table-cell table:formula="of:=AVERAGE([.C81:.C85])" office:value-type="float" office:value="0.8014" calcext:value-type="float">
            <text:p>0.8014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8" calcext:value-type="float">
            <text:p>0.79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812" calcext:value-type="float">
            <text:p>0.812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806" calcext:value-type="float">
            <text:p>0.80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18" calcext:value-type="float">
            <text:p>1.118</text:p>
          </table:table-cell>
          <table:table-cell table:formula="of:=AVERAGE([.C86:.C90])" office:value-type="float" office:value="1.1258" calcext:value-type="float">
            <text:p>1.1258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53" calcext:value-type="float">
            <text:p>1.453</text:p>
          </table:table-cell>
          <table:table-cell table:formula="of:=AVERAGE([.C91:.C95])" office:value-type="float" office:value="1.4402" calcext:value-type="float">
            <text:p>1.4402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26" calcext:value-type="float">
            <text:p>1.42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33" calcext:value-type="float">
            <text:p>1.43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44" calcext:value-type="float">
            <text:p>1.444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45" calcext:value-type="float">
            <text:p>1.445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7" calcext:value-type="float">
            <text:p>1.747</text:p>
          </table:table-cell>
          <table:table-cell table:formula="of:=AVERAGE([.C96:.C100])" office:value-type="float" office:value="1.7428" calcext:value-type="float">
            <text:p>1.7428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36" calcext:value-type="float">
            <text:p>1.736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" calcext:value-type="float">
            <text:p>1.7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4" calcext:value-type="float">
            <text:p>1.74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7" calcext:value-type="float">
            <text:p>1.74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4" calcext:value-type="float">
            <text:p>2.014</text:p>
          </table:table-cell>
          <table:table-cell table:formula="of:=AVERAGE([.C101:.C105])" office:value-type="float" office:value="2.0118" calcext:value-type="float">
            <text:p>2.0118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09" calcext:value-type="float">
            <text:p>2.009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6" calcext:value-type="float">
            <text:p>2.01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04" calcext:value-type="float">
            <text:p>2.004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6" calcext:value-type="float">
            <text:p>2.01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2" calcext:value-type="float">
            <text:p>2.362</text:p>
          </table:table-cell>
          <table:table-cell table:formula="of:=AVERAGE([.C106:.C110])" office:value-type="float" office:value="2.3638" calcext:value-type="float">
            <text:p>2.3638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74" calcext:value-type="float">
            <text:p>2.37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5" calcext:value-type="float">
            <text:p>2.365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58" calcext:value-type="float">
            <text:p>2.358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9" calcext:value-type="float">
            <text:p>2.609</text:p>
          </table:table-cell>
          <table:table-cell table:formula="of:=AVERAGE([.C111:.C115])" office:value-type="float" office:value="2.6096" calcext:value-type="float">
            <text:p>2.6096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5" calcext:value-type="float">
            <text:p>2.605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4" calcext:value-type="float">
            <text:p>2.60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18" calcext:value-type="float">
            <text:p>2.618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12" calcext:value-type="float">
            <text:p>2.61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87" calcext:value-type="float">
            <text:p>2.887</text:p>
          </table:table-cell>
          <table:table-cell table:formula="of:=AVERAGE([.C116:.C120])" office:value-type="float" office:value="2.886" calcext:value-type="float">
            <text:p>2.886</text:p>
          </table:table-cell>
          <table:table-cell table:formula="of:=STDEV([.C81:.C120])" office:value-type="float" office:value="0.692459547554946" calcext:value-type="float">
            <text:p>0.69245954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73" calcext:value-type="float">
            <text:p>2.873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92" calcext:value-type="float">
            <text:p>2.89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87" calcext:value-type="float">
            <text:p>2.887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91" calcext:value-type="float">
            <text:p>2.89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  <table:table-cell table:formula="of:=AVERAGE([.C121:.C125])" office:value-type="float" office:value="0.8074" calcext:value-type="float">
            <text:p>0.8074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9" calcext:value-type="float">
            <text:p>0.969</text:p>
          </table:table-cell>
          <table:table-cell table:formula="of:=AVERAGE([.C126:.C130])" office:value-type="float" office:value="0.9652" calcext:value-type="float">
            <text:p>0.9652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7" calcext:value-type="float">
            <text:p>0.967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6" calcext:value-type="float">
            <text:p>0.9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9" calcext:value-type="float">
            <text:p>0.959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  <table:table-cell table:formula="of:=AVERAGE([.C131:.C135])" office:value-type="float" office:value="1.2638" calcext:value-type="float">
            <text:p>1.2638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8" calcext:value-type="float">
            <text:p>1.268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53" calcext:value-type="float">
            <text:p>1.25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6" calcext:value-type="float">
            <text:p>1.2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82" calcext:value-type="float">
            <text:p>1.482</text:p>
          </table:table-cell>
          <table:table-cell table:formula="of:=AVERAGE([.C136:.C140])" office:value-type="float" office:value="1.4766" calcext:value-type="float">
            <text:p>1.4766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76" calcext:value-type="float">
            <text:p>1.476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68" calcext:value-type="float">
            <text:p>1.468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74" calcext:value-type="float">
            <text:p>1.47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83" calcext:value-type="float">
            <text:p>1.48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04" calcext:value-type="float">
            <text:p>1.704</text:p>
          </table:table-cell>
          <table:table-cell table:formula="of:=AVERAGE([.C141:.C145])" office:value-type="float" office:value="1.699" calcext:value-type="float">
            <text:p>1.699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3" calcext:value-type="float">
            <text:p>1.69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04" calcext:value-type="float">
            <text:p>1.704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2" calcext:value-type="float">
            <text:p>1.892</text:p>
          </table:table-cell>
          <table:table-cell table:formula="of:=AVERAGE([.C146:.C150])" office:value-type="float" office:value="1.8966" calcext:value-type="float">
            <text:p>1.8966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4" calcext:value-type="float">
            <text:p>1.89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907" calcext:value-type="float">
            <text:p>1.907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9" calcext:value-type="float">
            <text:p>1.899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1" calcext:value-type="float">
            <text:p>1.89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1" calcext:value-type="float">
            <text:p>2.151</text:p>
          </table:table-cell>
          <table:table-cell table:formula="of:=AVERAGE([.C151:.C155])" office:value-type="float" office:value="2.158" calcext:value-type="float">
            <text:p>2.158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4" calcext:value-type="float">
            <text:p>2.15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61" calcext:value-type="float">
            <text:p>2.16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69" calcext:value-type="float">
            <text:p>2.169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5" calcext:value-type="float">
            <text:p>2.155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6" calcext:value-type="float">
            <text:p>2.406</text:p>
          </table:table-cell>
          <table:table-cell table:formula="of:=AVERAGE([.C156:.C160])" office:value-type="float" office:value="2.4084" calcext:value-type="float">
            <text:p>2.4084</text:p>
          </table:table-cell>
          <table:table-cell table:formula="of:=STDEV([.C121:.C160])" office:value-type="float" office:value="0.533560545551515" calcext:value-type="float">
            <text:p>0.533560545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23" calcext:value-type="float">
            <text:p>2.423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8" calcext:value-type="float">
            <text:p>2.40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8" calcext:value-type="float">
            <text:p>0.448</text:p>
          </table:table-cell>
          <table:table-cell table:formula="of:=AVERAGE([.C161:.C165])" office:value-type="float" office:value="0.446" calcext:value-type="float">
            <text:p>0.446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4" calcext:value-type="float">
            <text:p>0.44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2" calcext:value-type="float">
            <text:p>0.44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1" calcext:value-type="float">
            <text:p>0.821</text:p>
          </table:table-cell>
          <table:table-cell table:formula="of:=AVERAGE([.C166:.C170])" office:value-type="float" office:value="0.8198" calcext:value-type="float">
            <text:p>0.8198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17" calcext:value-type="float">
            <text:p>0.817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1" calcext:value-type="float">
            <text:p>0.821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36" calcext:value-type="float">
            <text:p>1.136</text:p>
          </table:table-cell>
          <table:table-cell table:formula="of:=AVERAGE([.C171:.C175])" office:value-type="float" office:value="1.1284" calcext:value-type="float">
            <text:p>1.1284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7" calcext:value-type="float">
            <text:p>1.127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9" calcext:value-type="float">
            <text:p>1.129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04" calcext:value-type="float">
            <text:p>1.304</text:p>
          </table:table-cell>
          <table:table-cell table:formula="of:=AVERAGE([.C176:.C180])" office:value-type="float" office:value="1.3096" calcext:value-type="float">
            <text:p>1.3096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08" calcext:value-type="float">
            <text:p>1.308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68" calcext:value-type="float">
            <text:p>1.468</text:p>
          </table:table-cell>
          <table:table-cell table:formula="of:=AVERAGE([.C181:.C185])" office:value-type="float" office:value="1.4742" calcext:value-type="float">
            <text:p>1.4742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82" calcext:value-type="float">
            <text:p>1.48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7" calcext:value-type="float">
            <text:p>1.47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4" calcext:value-type="float">
            <text:p>1.47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" calcext:value-type="float">
            <text:p>1.63</text:p>
          </table:table-cell>
          <table:table-cell table:formula="of:=AVERAGE([.C186:.C190])" office:value-type="float" office:value="1.6352" calcext:value-type="float">
            <text:p>1.6352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9" calcext:value-type="float">
            <text:p>1.639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1" calcext:value-type="float">
            <text:p>1.631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5" calcext:value-type="float">
            <text:p>1.635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41" calcext:value-type="float">
            <text:p>1.64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13" calcext:value-type="float">
            <text:p>1.813</text:p>
          </table:table-cell>
          <table:table-cell table:formula="of:=AVERAGE([.C191:.C195])" office:value-type="float" office:value="1.802" calcext:value-type="float">
            <text:p>1.802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794" calcext:value-type="float">
            <text:p>1.79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05" calcext:value-type="float">
            <text:p>1.805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796" calcext:value-type="float">
            <text:p>1.796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02" calcext:value-type="float">
            <text:p>1.80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7" calcext:value-type="float">
            <text:p>1.987</text:p>
          </table:table-cell>
          <table:table-cell table:formula="of:=AVERAGE([.C196:.C200])" office:value-type="float" office:value="1.9866" calcext:value-type="float">
            <text:p>1.9866</text:p>
          </table:table-cell>
          <table:table-cell table:formula="of:=STDEV([.C161:.C200])" office:value-type="float" office:value="0.487096920145657" calcext:value-type="float">
            <text:p>0.487096920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3" calcext:value-type="float">
            <text:p>1.983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7" calcext:value-type="float">
            <text:p>1.987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78" calcext:value-type="float">
            <text:p>1.97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98" calcext:value-type="float">
            <text:p>1.9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9" calcext:value-type="float">
            <text:p>0.289</text:p>
          </table:table-cell>
          <table:table-cell table:formula="of:=AVERAGE([.C201:.C205])" office:value-type="float" office:value="0.29" calcext:value-type="float">
            <text:p>0.29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9" calcext:value-type="float">
            <text:p>0.2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93" calcext:value-type="float">
            <text:p>0.29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8" calcext:value-type="float">
            <text:p>0.608</text:p>
          </table:table-cell>
          <table:table-cell table:formula="of:=AVERAGE([.C206:.C210])" office:value-type="float" office:value="0.606" calcext:value-type="float">
            <text:p>0.606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" calcext:value-type="float">
            <text:p>0.60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7" calcext:value-type="float">
            <text:p>0.607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" calcext:value-type="float">
            <text:p>0.60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" calcext:value-type="float">
            <text:p>0.932</text:p>
          </table:table-cell>
          <table:table-cell table:formula="of:=AVERAGE([.C211:.C215])" office:value-type="float" office:value="0.9372" calcext:value-type="float">
            <text:p>0.9372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" calcext:value-type="float">
            <text:p>0.93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4" calcext:value-type="float">
            <text:p>0.934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8" calcext:value-type="float">
            <text:p>0.958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1" calcext:value-type="float">
            <text:p>1.181</text:p>
          </table:table-cell>
          <table:table-cell table:formula="of:=AVERAGE([.C216:.C220])" office:value-type="float" office:value="1.18" calcext:value-type="float">
            <text:p>1.18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74" calcext:value-type="float">
            <text:p>1.17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4" calcext:value-type="float">
            <text:p>1.18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1" calcext:value-type="float">
            <text:p>1.181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" calcext:value-type="float">
            <text:p>1.35</text:p>
          </table:table-cell>
          <table:table-cell table:formula="of:=AVERAGE([.C221:.C225])" office:value-type="float" office:value="1.343" calcext:value-type="float">
            <text:p>1.343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8" calcext:value-type="float">
            <text:p>1.338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1" calcext:value-type="float">
            <text:p>1.341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4" calcext:value-type="float">
            <text:p>1.634</text:p>
          </table:table-cell>
          <table:table-cell table:formula="of:=AVERAGE([.C226:.C230])" office:value-type="float" office:value="1.6408" calcext:value-type="float">
            <text:p>1.6408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54" calcext:value-type="float">
            <text:p>1.65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6" calcext:value-type="float">
            <text:p>1.63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6" calcext:value-type="float">
            <text:p>1.63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44" calcext:value-type="float">
            <text:p>1.64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3" calcext:value-type="float">
            <text:p>1.803</text:p>
          </table:table-cell>
          <table:table-cell table:formula="of:=AVERAGE([.C231:.C235])" office:value-type="float" office:value="1.7994" calcext:value-type="float">
            <text:p>1.7994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1" calcext:value-type="float">
            <text:p>1.80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792" calcext:value-type="float">
            <text:p>1.792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1" calcext:value-type="float">
            <text:p>1.80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009" calcext:value-type="float">
            <text:p>2.009</text:p>
          </table:table-cell>
          <table:table-cell table:formula="of:=AVERAGE([.C236:.C240])" office:value-type="float" office:value="1.9924" calcext:value-type="float">
            <text:p>1.9924</text:p>
          </table:table-cell>
          <table:table-cell table:formula="of:=STDEV([.C201:.C240])" office:value-type="float" office:value="0.560243253028631" calcext:value-type="float">
            <text:p>0.56024325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8" calcext:value-type="float">
            <text:p>1.988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5" calcext:value-type="float">
            <text:p>1.98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24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 style:data-style-name="N2" text:time-value="15:23:38.45765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5:58:34.93232263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5cm" svg:height="21.499cm" xlink:href=".." xlink:type="simple" chart:class="chart:scatter" chart:style-name="ch1">
        <chart:title svg:x="17.607cm" svg:y="0.565cm" chart:style-name="ch2">
          <text:p>PCY retail data</text:p>
        </chart:title>
        <chart:legend chart:legend-position="end" svg:x="36.637cm" svg:y="9.579cm" style:legend-expansion="high" chart:style-name="ch3"/>
        <chart:plot-area chart:style-name="ch4" table:cell-range-address="Sheet1.A1:Sheet1.A40 Sheet1.B1:Sheet1.B1 Sheet1.C1:Sheet1.C120 Sheet1.B41:Sheet1.B41 Sheet1.B81:Sheet1.B81 Sheet1.B201:Sheet1.B201 Sheet1.C201:Sheet1.C240" chart:data-source-has-labels="row" svg:x="1.799cm" svg:y="1.799cm" svg:width="34.069cm" svg:height="18.271cm">
          <chartooo:coordinate-region svg:x="2.262cm" svg:y="2.029cm" svg:width="33.075cm" svg:height="17.332cm"/>
          <chart:axis chart:dimension="x" chart:name="primary-x" chart:style-name="ch5">
            <chart:title svg:x="18.176cm" svg:y="20.5cm" chart:style-name="ch6">
              <text:p>Baskets</text:p>
            </chart:title>
          </chart:axis>
          <chart:axis chart:dimension="y" chart:name="primary-y" chart:style-name="ch5">
            <chart:title svg:x="0.451cm" svg:y="12.1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1:Sheet1.C40" chart:label-cell-address="Sheet1.B1:Sheet1.B1" chart:class="chart:scatter">
            <chart:domain table:cell-range-address="Sheet1.A1:Sheet1.A40"/>
            <chart:data-point chart:repeated="40"/>
          </chart:series>
          <chart:series chart:style-name="ch10" chart:values-cell-range-address="Sheet1.C41:Sheet1.C80" chart:label-cell-address="Sheet1.B41:Sheet1.B41" chart:class="chart:scatter">
            <chart:domain table:cell-range-address="Sheet1.A41:Sheet1.A80"/>
            <chart:data-point chart:repeated="40"/>
          </chart:series>
          <chart:series chart:style-name="ch11" chart:values-cell-range-address="Sheet1.C81:Sheet1.C120" chart:label-cell-address="Sheet1.B81:Sheet1.B81" chart:class="chart:scatter">
            <chart:domain table:cell-range-address="Sheet1.A81:Sheet1.A120"/>
            <chart:data-point chart:repeated="40"/>
          </chart:series>
          <chart:series chart:style-name="ch12" chart:values-cell-range-address="Sheet1.C201:Sheet1.C240" chart:label-cell-address="Sheet1.B201:Sheet1.B201" chart:class="chart:scatter">
            <chart:domain table:cell-range-address="Sheet1.A201:Sheet1.A240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41:Sheet1.B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</text:p>
                <draw:g>
                  <svg:desc>Sheet1.B81:Sheet1.B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201:Sheet1.B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5.106">
                <text:p>5.106</text:p>
                <draw:g>
                  <svg:desc>Sheet1.C1:Sheet1.C40</svg:desc>
                </draw:g>
              </table:table-cell>
              <table:table-cell office:value-type="float" office:value="10000">
                <text:p>10000</text:p>
                <draw:g>
                  <svg:desc>Sheet1.A41:Sheet1.A80</svg:desc>
                </draw:g>
              </table:table-cell>
              <table:table-cell office:value-type="float" office:value="1.326">
                <text:p>1.326</text:p>
                <draw:g>
                  <svg:desc>Sheet1.C41:Sheet1.C80</svg:desc>
                </draw:g>
              </table:table-cell>
              <table:table-cell office:value-type="float" office:value="10000">
                <text:p>10000</text:p>
                <draw:g>
                  <svg:desc>Sheet1.A81:Sheet1.A120</svg:desc>
                </draw:g>
              </table:table-cell>
              <table:table-cell office:value-type="float" office:value="0.792">
                <text:p>0.792</text:p>
                <draw:g>
                  <svg:desc>Sheet1.C81:Sheet1.C120</svg:desc>
                </draw:g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289">
                <text:p>0.289</text:p>
                <draw:g>
                  <svg:desc>Sheet1.C201:Sheet1.C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099">
                <text:p>5.099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0000">
                <text:p>10000</text:p>
              </table:table-cell>
              <table:table-cell office:value-type="float" office:value="0.798">
                <text:p>0.798</text:p>
              </table:table-cell>
              <table:table-cell office:value-type="float" office:value="10000">
                <text:p>10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.558">
                <text:p>5.558</text:p>
              </table:table-cell>
              <table:table-cell office:value-type="float" office:value="10000">
                <text:p>10000</text:p>
              </table:table-cell>
              <table:table-cell office:value-type="float" office:value="1.329">
                <text:p>1.329</text:p>
              </table:table-cell>
              <table:table-cell office:value-type="float" office:value="10000">
                <text:p>10000</text:p>
              </table:table-cell>
              <table:table-cell office:value-type="float" office:value="0.812">
                <text:p>0.812</text:p>
              </table:table-cell>
              <table:table-cell office:value-type="float" office:value="10000">
                <text:p>100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.1">
                <text:p>5.1</text:p>
              </table:table-cell>
              <table:table-cell office:value-type="float" office:value="10000">
                <text:p>10000</text:p>
              </table:table-cell>
              <table:table-cell office:value-type="float" office:value="1.335">
                <text:p>1.335</text:p>
              </table:table-cell>
              <table:table-cell office:value-type="float" office:value="10000">
                <text:p>10000</text:p>
              </table:table-cell>
              <table:table-cell office:value-type="float" office:value="0.799">
                <text:p>0.799</text:p>
              </table:table-cell>
              <table:table-cell office:value-type="float" office:value="10000">
                <text:p>100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.098">
                <text:p>5.098</text:p>
              </table:table-cell>
              <table:table-cell office:value-type="float" office:value="10000">
                <text:p>10000</text:p>
              </table:table-cell>
              <table:table-cell office:value-type="float" office:value="1.314">
                <text:p>1.314</text:p>
              </table:table-cell>
              <table:table-cell office:value-type="float" office:value="10000">
                <text:p>10000</text:p>
              </table:table-cell>
              <table:table-cell office:value-type="float" office:value="0.806">
                <text:p>0.806</text:p>
              </table:table-cell>
              <table:table-cell office:value-type="float" office:value="10000">
                <text:p>10000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844">
                <text:p>5.844</text:p>
              </table:table-cell>
              <table:table-cell office:value-type="float" office:value="20000">
                <text:p>20000</text:p>
              </table:table-cell>
              <table:table-cell office:value-type="float" office:value="2.006">
                <text:p>2.006</text:p>
              </table:table-cell>
              <table:table-cell office:value-type="float" office:value="20000">
                <text:p>20000</text:p>
              </table:table-cell>
              <table:table-cell office:value-type="float" office:value="1.118">
                <text:p>1.118</text:p>
              </table:table-cell>
              <table:table-cell office:value-type="float" office:value="20000">
                <text:p>20000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.362">
                <text:p>5.362</text:p>
              </table:table-cell>
              <table:table-cell office:value-type="float" office:value="20000">
                <text:p>20000</text:p>
              </table:table-cell>
              <table:table-cell office:value-type="float" office:value="2.008">
                <text:p>2.008</text:p>
              </table:table-cell>
              <table:table-cell office:value-type="float" office:value="20000">
                <text:p>20000</text:p>
              </table:table-cell>
              <table:table-cell office:value-type="float" office:value="1.13">
                <text:p>1.13</text:p>
              </table:table-cell>
              <table:table-cell office:value-type="float" office:value="20000">
                <text:p>200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5.607">
                <text:p>5.607</text:p>
              </table:table-cell>
              <table:table-cell office:value-type="float" office:value="20000">
                <text:p>20000</text:p>
              </table:table-cell>
              <table:table-cell office:value-type="float" office:value="2.009">
                <text:p>2.009</text:p>
              </table:table-cell>
              <table:table-cell office:value-type="float" office:value="20000">
                <text:p>20000</text:p>
              </table:table-cell>
              <table:table-cell office:value-type="float" office:value="1.125">
                <text:p>1.125</text:p>
              </table:table-cell>
              <table:table-cell office:value-type="float" office:value="20000">
                <text:p>20000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5.841">
                <text:p>5.841</text:p>
              </table:table-cell>
              <table:table-cell office:value-type="float" office:value="20000">
                <text:p>20000</text:p>
              </table:table-cell>
              <table:table-cell office:value-type="float" office:value="1.989">
                <text:p>1.989</text:p>
              </table:table-cell>
              <table:table-cell office:value-type="float" office:value="20000">
                <text:p>20000</text:p>
              </table:table-cell>
              <table:table-cell office:value-type="float" office:value="1.126">
                <text:p>1.126</text:p>
              </table:table-cell>
              <table:table-cell office:value-type="float" office:value="20000">
                <text:p>200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5.83">
                <text:p>5.83</text:p>
              </table:table-cell>
              <table:table-cell office:value-type="float" office:value="20000">
                <text:p>20000</text:p>
              </table:table-cell>
              <table:table-cell office:value-type="float" office:value="2.004">
                <text:p>2.004</text:p>
              </table:table-cell>
              <table:table-cell office:value-type="float" office:value="20000">
                <text:p>20000</text:p>
              </table:table-cell>
              <table:table-cell office:value-type="float" office:value="1.13">
                <text:p>1.13</text:p>
              </table:table-cell>
              <table:table-cell office:value-type="float" office:value="20000">
                <text:p>2000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6.312">
                <text:p>6.312</text:p>
              </table:table-cell>
              <table:table-cell office:value-type="float" office:value="30000">
                <text:p>30000</text:p>
              </table:table-cell>
              <table:table-cell office:value-type="float" office:value="2.619">
                <text:p>2.619</text:p>
              </table:table-cell>
              <table:table-cell office:value-type="float" office:value="30000">
                <text:p>30000</text:p>
              </table:table-cell>
              <table:table-cell office:value-type="float" office:value="1.453">
                <text:p>1.453</text:p>
              </table:table-cell>
              <table:table-cell office:value-type="float" office:value="30000">
                <text:p>300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6.337">
                <text:p>6.337</text:p>
              </table:table-cell>
              <table:table-cell office:value-type="float" office:value="30000">
                <text:p>30000</text:p>
              </table:table-cell>
              <table:table-cell office:value-type="float" office:value="2.632">
                <text:p>2.632</text:p>
              </table:table-cell>
              <table:table-cell office:value-type="float" office:value="30000">
                <text:p>30000</text:p>
              </table:table-cell>
              <table:table-cell office:value-type="float" office:value="1.426">
                <text:p>1.426</text:p>
              </table:table-cell>
              <table:table-cell office:value-type="float" office:value="30000">
                <text:p>300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6.319">
                <text:p>6.319</text:p>
              </table:table-cell>
              <table:table-cell office:value-type="float" office:value="30000">
                <text:p>30000</text:p>
              </table:table-cell>
              <table:table-cell office:value-type="float" office:value="2.627">
                <text:p>2.627</text:p>
              </table:table-cell>
              <table:table-cell office:value-type="float" office:value="30000">
                <text:p>30000</text:p>
              </table:table-cell>
              <table:table-cell office:value-type="float" office:value="1.433">
                <text:p>1.433</text:p>
              </table:table-cell>
              <table:table-cell office:value-type="float" office:value="30000">
                <text:p>300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6.326">
                <text:p>6.326</text:p>
              </table:table-cell>
              <table:table-cell office:value-type="float" office:value="30000">
                <text:p>30000</text:p>
              </table:table-cell>
              <table:table-cell office:value-type="float" office:value="2.613">
                <text:p>2.613</text:p>
              </table:table-cell>
              <table:table-cell office:value-type="float" office:value="30000">
                <text:p>30000</text:p>
              </table:table-cell>
              <table:table-cell office:value-type="float" office:value="1.444">
                <text:p>1.444</text:p>
              </table:table-cell>
              <table:table-cell office:value-type="float" office:value="30000">
                <text:p>30000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6.342">
                <text:p>6.342</text:p>
              </table:table-cell>
              <table:table-cell office:value-type="float" office:value="30000">
                <text:p>30000</text:p>
              </table:table-cell>
              <table:table-cell office:value-type="float" office:value="2.641">
                <text:p>2.641</text:p>
              </table:table-cell>
              <table:table-cell office:value-type="float" office:value="30000">
                <text:p>30000</text:p>
              </table:table-cell>
              <table:table-cell office:value-type="float" office:value="1.445">
                <text:p>1.445</text:p>
              </table:table-cell>
              <table:table-cell office:value-type="float" office:value="30000">
                <text:p>300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7.083">
                <text:p>7.083</text:p>
              </table:table-cell>
              <table:table-cell office:value-type="float" office:value="40000">
                <text:p>40000</text:p>
              </table:table-cell>
              <table:table-cell office:value-type="float" office:value="3.142">
                <text:p>3.142</text:p>
              </table:table-cell>
              <table:table-cell office:value-type="float" office:value="40000">
                <text:p>40000</text:p>
              </table:table-cell>
              <table:table-cell office:value-type="float" office:value="1.747">
                <text:p>1.747</text:p>
              </table:table-cell>
              <table:table-cell office:value-type="float" office:value="40000">
                <text:p>4000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7.108">
                <text:p>7.108</text:p>
              </table:table-cell>
              <table:table-cell office:value-type="float" office:value="40000">
                <text:p>40000</text:p>
              </table:table-cell>
              <table:table-cell office:value-type="float" office:value="3.147">
                <text:p>3.147</text:p>
              </table:table-cell>
              <table:table-cell office:value-type="float" office:value="40000">
                <text:p>40000</text:p>
              </table:table-cell>
              <table:table-cell office:value-type="float" office:value="1.736">
                <text:p>1.736</text:p>
              </table:table-cell>
              <table:table-cell office:value-type="float" office:value="40000">
                <text:p>4000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6.513">
                <text:p>6.513</text:p>
              </table:table-cell>
              <table:table-cell office:value-type="float" office:value="40000">
                <text:p>40000</text:p>
              </table:table-cell>
              <table:table-cell office:value-type="float" office:value="3.131">
                <text:p>3.131</text:p>
              </table:table-cell>
              <table:table-cell office:value-type="float" office:value="40000">
                <text:p>40000</text:p>
              </table:table-cell>
              <table:table-cell office:value-type="float" office:value="1.74">
                <text:p>1.74</text:p>
              </table:table-cell>
              <table:table-cell office:value-type="float" office:value="40000">
                <text:p>400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6.516">
                <text:p>6.516</text:p>
              </table:table-cell>
              <table:table-cell office:value-type="float" office:value="40000">
                <text:p>40000</text:p>
              </table:table-cell>
              <table:table-cell office:value-type="float" office:value="3.13">
                <text:p>3.13</text:p>
              </table:table-cell>
              <table:table-cell office:value-type="float" office:value="40000">
                <text:p>40000</text:p>
              </table:table-cell>
              <table:table-cell office:value-type="float" office:value="1.744">
                <text:p>1.744</text:p>
              </table:table-cell>
              <table:table-cell office:value-type="float" office:value="40000">
                <text:p>4000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7.102">
                <text:p>7.102</text:p>
              </table:table-cell>
              <table:table-cell office:value-type="float" office:value="40000">
                <text:p>40000</text:p>
              </table:table-cell>
              <table:table-cell office:value-type="float" office:value="3.125">
                <text:p>3.125</text:p>
              </table:table-cell>
              <table:table-cell office:value-type="float" office:value="40000">
                <text:p>40000</text:p>
              </table:table-cell>
              <table:table-cell office:value-type="float" office:value="1.747">
                <text:p>1.747</text:p>
              </table:table-cell>
              <table:table-cell office:value-type="float" office:value="40000">
                <text:p>4000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6.967">
                <text:p>6.967</text:p>
              </table:table-cell>
              <table:table-cell office:value-type="float" office:value="50000">
                <text:p>50000</text:p>
              </table:table-cell>
              <table:table-cell office:value-type="float" office:value="3.845">
                <text:p>3.845</text:p>
              </table:table-cell>
              <table:table-cell office:value-type="float" office:value="50000">
                <text:p>50000</text:p>
              </table:table-cell>
              <table:table-cell office:value-type="float" office:value="2.014">
                <text:p>2.014</text:p>
              </table:table-cell>
              <table:table-cell office:value-type="float" office:value="50000">
                <text:p>5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7.253">
                <text:p>7.253</text:p>
              </table:table-cell>
              <table:table-cell office:value-type="float" office:value="50000">
                <text:p>50000</text:p>
              </table:table-cell>
              <table:table-cell office:value-type="float" office:value="3.832">
                <text:p>3.832</text:p>
              </table:table-cell>
              <table:table-cell office:value-type="float" office:value="50000">
                <text:p>50000</text:p>
              </table:table-cell>
              <table:table-cell office:value-type="float" office:value="2.009">
                <text:p>2.009</text:p>
              </table:table-cell>
              <table:table-cell office:value-type="float" office:value="50000">
                <text:p>50000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6.666">
                <text:p>6.666</text:p>
              </table:table-cell>
              <table:table-cell office:value-type="float" office:value="50000">
                <text:p>50000</text:p>
              </table:table-cell>
              <table:table-cell office:value-type="float" office:value="3.847">
                <text:p>3.847</text:p>
              </table:table-cell>
              <table:table-cell office:value-type="float" office:value="50000">
                <text:p>50000</text:p>
              </table:table-cell>
              <table:table-cell office:value-type="float" office:value="2.016">
                <text:p>2.016</text:p>
              </table:table-cell>
              <table:table-cell office:value-type="float" office:value="50000">
                <text:p>50000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6.699">
                <text:p>6.699</text:p>
              </table:table-cell>
              <table:table-cell office:value-type="float" office:value="50000">
                <text:p>50000</text:p>
              </table:table-cell>
              <table:table-cell office:value-type="float" office:value="3.839">
                <text:p>3.839</text:p>
              </table:table-cell>
              <table:table-cell office:value-type="float" office:value="50000">
                <text:p>50000</text:p>
              </table:table-cell>
              <table:table-cell office:value-type="float" office:value="2.004">
                <text:p>2.004</text:p>
              </table:table-cell>
              <table:table-cell office:value-type="float" office:value="50000">
                <text:p>50000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6.961">
                <text:p>6.961</text:p>
              </table:table-cell>
              <table:table-cell office:value-type="float" office:value="50000">
                <text:p>50000</text:p>
              </table:table-cell>
              <table:table-cell office:value-type="float" office:value="3.844">
                <text:p>3.844</text:p>
              </table:table-cell>
              <table:table-cell office:value-type="float" office:value="50000">
                <text:p>50000</text:p>
              </table:table-cell>
              <table:table-cell office:value-type="float" office:value="2.016">
                <text:p>2.016</text:p>
              </table:table-cell>
              <table:table-cell office:value-type="float" office:value="50000">
                <text:p>50000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6.852">
                <text:p>6.852</text:p>
              </table:table-cell>
              <table:table-cell office:value-type="float" office:value="60000">
                <text:p>60000</text:p>
              </table:table-cell>
              <table:table-cell office:value-type="float" office:value="4.158">
                <text:p>4.158</text:p>
              </table:table-cell>
              <table:table-cell office:value-type="float" office:value="60000">
                <text:p>60000</text:p>
              </table:table-cell>
              <table:table-cell office:value-type="float" office:value="2.362">
                <text:p>2.362</text:p>
              </table:table-cell>
              <table:table-cell office:value-type="float" office:value="60000">
                <text:p>60000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7.477">
                <text:p>7.477</text:p>
              </table:table-cell>
              <table:table-cell office:value-type="float" office:value="60000">
                <text:p>60000</text:p>
              </table:table-cell>
              <table:table-cell office:value-type="float" office:value="4.164">
                <text:p>4.164</text:p>
              </table:table-cell>
              <table:table-cell office:value-type="float" office:value="60000">
                <text:p>60000</text:p>
              </table:table-cell>
              <table:table-cell office:value-type="float" office:value="2.36">
                <text:p>2.36</text:p>
              </table:table-cell>
              <table:table-cell office:value-type="float" office:value="60000">
                <text:p>60000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7.392">
                <text:p>7.392</text:p>
              </table:table-cell>
              <table:table-cell office:value-type="float" office:value="60000">
                <text:p>60000</text:p>
              </table:table-cell>
              <table:table-cell office:value-type="float" office:value="4.153">
                <text:p>4.153</text:p>
              </table:table-cell>
              <table:table-cell office:value-type="float" office:value="60000">
                <text:p>60000</text:p>
              </table:table-cell>
              <table:table-cell office:value-type="float" office:value="2.374">
                <text:p>2.374</text:p>
              </table:table-cell>
              <table:table-cell office:value-type="float" office:value="60000">
                <text:p>60000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7.35">
                <text:p>7.35</text:p>
              </table:table-cell>
              <table:table-cell office:value-type="float" office:value="60000">
                <text:p>60000</text:p>
              </table:table-cell>
              <table:table-cell office:value-type="float" office:value="4.162">
                <text:p>4.162</text:p>
              </table:table-cell>
              <table:table-cell office:value-type="float" office:value="60000">
                <text:p>60000</text:p>
              </table:table-cell>
              <table:table-cell office:value-type="float" office:value="2.365">
                <text:p>2.365</text:p>
              </table:table-cell>
              <table:table-cell office:value-type="float" office:value="60000">
                <text:p>60000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6.851">
                <text:p>6.851</text:p>
              </table:table-cell>
              <table:table-cell office:value-type="float" office:value="60000">
                <text:p>60000</text:p>
              </table:table-cell>
              <table:table-cell office:value-type="float" office:value="4.175">
                <text:p>4.175</text:p>
              </table:table-cell>
              <table:table-cell office:value-type="float" office:value="60000">
                <text:p>60000</text:p>
              </table:table-cell>
              <table:table-cell office:value-type="float" office:value="2.358">
                <text:p>2.358</text:p>
              </table:table-cell>
              <table:table-cell office:value-type="float" office:value="60000">
                <text:p>60000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7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443">
                <text:p>4.443</text:p>
              </table:table-cell>
              <table:table-cell office:value-type="float" office:value="70000">
                <text:p>70000</text:p>
              </table:table-cell>
              <table:table-cell office:value-type="float" office:value="2.609">
                <text:p>2.609</text:p>
              </table:table-cell>
              <table:table-cell office:value-type="float" office:value="70000">
                <text:p>70000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7.172">
                <text:p>7.172</text:p>
              </table:table-cell>
              <table:table-cell office:value-type="float" office:value="70000">
                <text:p>70000</text:p>
              </table:table-cell>
              <table:table-cell office:value-type="float" office:value="4.439">
                <text:p>4.439</text:p>
              </table:table-cell>
              <table:table-cell office:value-type="float" office:value="70000">
                <text:p>70000</text:p>
              </table:table-cell>
              <table:table-cell office:value-type="float" office:value="2.605">
                <text:p>2.605</text:p>
              </table:table-cell>
              <table:table-cell office:value-type="float" office:value="70000">
                <text:p>70000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.001">
                <text:p>7.001</text:p>
              </table:table-cell>
              <table:table-cell office:value-type="float" office:value="70000">
                <text:p>70000</text:p>
              </table:table-cell>
              <table:table-cell office:value-type="float" office:value="4.429">
                <text:p>4.429</text:p>
              </table:table-cell>
              <table:table-cell office:value-type="float" office:value="70000">
                <text:p>70000</text:p>
              </table:table-cell>
              <table:table-cell office:value-type="float" office:value="2.604">
                <text:p>2.604</text:p>
              </table:table-cell>
              <table:table-cell office:value-type="float" office:value="70000">
                <text:p>70000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7.014">
                <text:p>7.014</text:p>
              </table:table-cell>
              <table:table-cell office:value-type="float" office:value="70000">
                <text:p>70000</text:p>
              </table:table-cell>
              <table:table-cell office:value-type="float" office:value="4.463">
                <text:p>4.463</text:p>
              </table:table-cell>
              <table:table-cell office:value-type="float" office:value="70000">
                <text:p>70000</text:p>
              </table:table-cell>
              <table:table-cell office:value-type="float" office:value="2.618">
                <text:p>2.618</text:p>
              </table:table-cell>
              <table:table-cell office:value-type="float" office:value="70000">
                <text:p>70000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7.006">
                <text:p>7.006</text:p>
              </table:table-cell>
              <table:table-cell office:value-type="float" office:value="70000">
                <text:p>70000</text:p>
              </table:table-cell>
              <table:table-cell office:value-type="float" office:value="4.438">
                <text:p>4.438</text:p>
              </table:table-cell>
              <table:table-cell office:value-type="float" office:value="70000">
                <text:p>70000</text:p>
              </table:table-cell>
              <table:table-cell office:value-type="float" office:value="2.612">
                <text:p>2.612</text:p>
              </table:table-cell>
              <table:table-cell office:value-type="float" office:value="70000">
                <text:p>700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7.798">
                <text:p>7.798</text:p>
              </table:table-cell>
              <table:table-cell office:value-type="float" office:value="80000">
                <text:p>80000</text:p>
              </table:table-cell>
              <table:table-cell office:value-type="float" office:value="4.759">
                <text:p>4.759</text:p>
              </table:table-cell>
              <table:table-cell office:value-type="float" office:value="80000">
                <text:p>80000</text:p>
              </table:table-cell>
              <table:table-cell office:value-type="float" office:value="2.887">
                <text:p>2.887</text:p>
              </table:table-cell>
              <table:table-cell office:value-type="float" office:value="80000">
                <text:p>80000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7.768">
                <text:p>7.768</text:p>
              </table:table-cell>
              <table:table-cell office:value-type="float" office:value="80000">
                <text:p>80000</text:p>
              </table:table-cell>
              <table:table-cell office:value-type="float" office:value="4.742">
                <text:p>4.742</text:p>
              </table:table-cell>
              <table:table-cell office:value-type="float" office:value="80000">
                <text:p>80000</text:p>
              </table:table-cell>
              <table:table-cell office:value-type="float" office:value="2.873">
                <text:p>2.873</text:p>
              </table:table-cell>
              <table:table-cell office:value-type="float" office:value="80000">
                <text:p>80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7.229">
                <text:p>7.229</text:p>
              </table:table-cell>
              <table:table-cell office:value-type="float" office:value="80000">
                <text:p>80000</text:p>
              </table:table-cell>
              <table:table-cell office:value-type="float" office:value="4.735">
                <text:p>4.735</text:p>
              </table:table-cell>
              <table:table-cell office:value-type="float" office:value="80000">
                <text:p>80000</text:p>
              </table:table-cell>
              <table:table-cell office:value-type="float" office:value="2.892">
                <text:p>2.892</text:p>
              </table:table-cell>
              <table:table-cell office:value-type="float" office:value="80000">
                <text:p>8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">
                <text:p>80000</text:p>
              </table:table-cell>
              <table:table-cell office:value-type="float" office:value="7.526">
                <text:p>7.526</text:p>
              </table:table-cell>
              <table:table-cell office:value-type="float" office:value="80000">
                <text:p>80000</text:p>
              </table:table-cell>
              <table:table-cell office:value-type="float" office:value="4.743">
                <text:p>4.743</text:p>
              </table:table-cell>
              <table:table-cell office:value-type="float" office:value="80000">
                <text:p>80000</text:p>
              </table:table-cell>
              <table:table-cell office:value-type="float" office:value="2.887">
                <text:p>2.887</text:p>
              </table:table-cell>
              <table:table-cell office:value-type="float" office:value="80000">
                <text:p>80000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7.218">
                <text:p>7.218</text:p>
              </table:table-cell>
              <table:table-cell office:value-type="float" office:value="80000">
                <text:p>80000</text:p>
              </table:table-cell>
              <table:table-cell office:value-type="float" office:value="4.733">
                <text:p>4.733</text:p>
              </table:table-cell>
              <table:table-cell office:value-type="float" office:value="80000">
                <text:p>80000</text:p>
              </table:table-cell>
              <table:table-cell office:value-type="float" office:value="2.891">
                <text:p>2.891</text:p>
              </table:table-cell>
              <table:table-cell office:value-type="float" office:value="80000">
                <text:p>80000</text:p>
              </table:table-cell>
              <table:table-cell office:value-type="float" office:value="1.985">
                <text:p>1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1:Sheet1.E40" chart:error-lower-range="Sheet1.E1:Sheet1.E40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1:Sheet1.E40" chart:error-lower-range="Sheet1.E1:Sheet1.E40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E41:Sheet1.E76" chart:error-lower-range="Sheet1.E41:Sheet1.E7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41:Sheet1.E76" chart:error-lower-range="Sheet1.E41:Sheet1.E76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heet1.E201:Sheet1.E236" chart:error-lower-range="Sheet1.E201:Sheet1.E236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201:Sheet1.E236" chart:error-lower-range="Sheet1.E201:Sheet1.E236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207cm" svg:height="23.616cm" xlink:href=".." xlink:type="simple" chart:class="chart:scatter" chart:style-name="ch1">
        <chart:title svg:x="18.985cm" svg:y="0.608cm" chart:style-name="ch2">
          <text:p>PCY retail data</text:p>
        </chart:title>
        <chart:legend chart:legend-position="end" svg:x="38.805cm" svg:y="10.918cm" style:legend-expansion="high" chart:style-name="ch3"/>
        <chart:plot-area chart:style-name="ch4" table:cell-range-address="Sheet1.A1:Sheet1.A40 Sheet1.B1:Sheet1.B1 Sheet1.D1:Sheet1.D80 Sheet1.B41:Sheet1.B41 Sheet1.B201:Sheet1.B201 Sheet1.D201:Sheet1.D240" chart:data-source-has-labels="row" svg:x="1.854cm" svg:y="1.885cm" svg:width="36.127cm" svg:height="20.259cm">
          <chartooo:coordinate-region svg:x="2.317cm" svg:y="2.115cm" svg:width="35.133cm" svg:height="19.32cm"/>
          <chart:axis chart:dimension="x" chart:name="primary-x" chart:style-name="ch5">
            <chart:title svg:x="19.26cm" svg:y="22.617cm" chart:style-name="ch6">
              <text:p>Baskets</text:p>
            </chart:title>
          </chart:axis>
          <chart:axis chart:dimension="y" chart:name="primary-y" chart:style-name="ch5">
            <chart:title svg:x="0.451cm" svg:y="13.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D1:Sheet1.D40" chart:label-cell-address="Sheet1.B1:Sheet1.B1" chart:class="chart:scatter">
            <chart:domain table:cell-range-address="Sheet1.A1:Sheet1.A40"/>
            <chart:error-indicator chart:style-name="ch10" chart:dimension="y"/>
            <chart:data-point chart:repeated="40"/>
          </chart:series>
          <chart:series chart:style-name="ch11" chart:values-cell-range-address="Sheet1.D41:Sheet1.D80" chart:label-cell-address="Sheet1.B41:Sheet1.B41" chart:class="chart:scatter">
            <chart:domain table:cell-range-address="Sheet1.A41:Sheet1.A80"/>
            <chart:error-indicator chart:style-name="ch12" chart:dimension="y"/>
            <chart:data-point chart:repeated="40"/>
          </chart:series>
          <chart:series chart:style-name="ch13" chart:values-cell-range-address="Sheet1.D201:Sheet1.D240" chart:label-cell-address="Sheet1.B201:Sheet1.B201" chart:class="chart:scatter">
            <chart:domain table:cell-range-address="Sheet1.A201:Sheet1.A240"/>
            <chart:error-indicator chart:style-name="ch14" chart:dimension="y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41:Sheet1.B4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201:Sheet1.B20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5.1922">
                <text:p>5.1922</text:p>
                <draw:g>
                  <svg:desc>Sheet1.D1:Sheet1.D40</svg:desc>
                </draw:g>
              </table:table-cell>
              <table:table-cell office:value-type="float" office:value="0.792357155670886">
                <text:p>0.792357155670886</text:p>
                <draw:g>
                  <svg:desc>Sheet1.E1:Sheet1.E40</svg:desc>
                </draw:g>
              </table:table-cell>
              <table:table-cell office:value-type="float" office:value="0.792357155670886">
                <text:p>0.792357155670886</text:p>
                <draw:g>
                  <svg:desc>Sheet1.E1:Sheet1.E40</svg:desc>
                </draw:g>
              </table:table-cell>
              <table:table-cell office:value-type="float" office:value="10000">
                <text:p>10000</text:p>
                <draw:g>
                  <svg:desc>Sheet1.A41:Sheet1.A80</svg:desc>
                </draw:g>
              </table:table-cell>
              <table:table-cell office:value-type="float" office:value="1.3268">
                <text:p>1.3268</text:p>
                <draw:g>
                  <svg:desc>Sheet1.D41:Sheet1.D80</svg:desc>
                </draw:g>
              </table:table-cell>
              <table:table-cell office:value-type="float" office:value="1.15898788737282">
                <text:p>1.15898788737282</text:p>
                <draw:g>
                  <svg:desc>Sheet1.E41:Sheet1.E76</svg:desc>
                </draw:g>
              </table:table-cell>
              <table:table-cell office:value-type="float" office:value="1.15898788737282">
                <text:p>1.15898788737282</text:p>
                <draw:g>
                  <svg:desc>Sheet1.E41:Sheet1.E76</svg:desc>
                </draw:g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29">
                <text:p>0.29</text:p>
                <draw:g>
                  <svg:desc>Sheet1.D201:Sheet1.D240</svg:desc>
                </draw:g>
              </table:table-cell>
              <table:table-cell office:value-type="float" office:value="0.560243253028631">
                <text:p>0.560243253028631</text:p>
                <draw:g>
                  <svg:desc>Sheet1.E201:Sheet1.E236</svg:desc>
                </draw:g>
              </table:table-cell>
              <table:table-cell office:value-type="float" office:value="0.560243253028631">
                <text:p>0.560243253028631</text:p>
                <draw:g>
                  <svg:desc>Sheet1.E201:Sheet1.E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6968">
                <text:p>5.6968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20000">
                <text:p>20000</text:p>
              </table:table-cell>
              <table:table-cell office:value-type="float" office:value="2.0032">
                <text:p>2.003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20000">
                <text:p>20000</text:p>
              </table:table-cell>
              <table:table-cell office:value-type="float" office:value="0.606">
                <text:p>0.606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6.3272">
                <text:p>6.3272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30000">
                <text:p>30000</text:p>
              </table:table-cell>
              <table:table-cell office:value-type="float" office:value="2.6264">
                <text:p>2.6264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30000">
                <text:p>30000</text:p>
              </table:table-cell>
              <table:table-cell office:value-type="float" office:value="0.9372">
                <text:p>0.9372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6.8644">
                <text:p>6.8644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40000">
                <text:p>40000</text:p>
              </table:table-cell>
              <table:table-cell office:value-type="float" office:value="3.135">
                <text:p>3.135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40000">
                <text:p>40000</text:p>
              </table:table-cell>
              <table:table-cell office:value-type="float" office:value="1.18">
                <text:p>1.18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6.9092">
                <text:p>6.9092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50000">
                <text:p>50000</text:p>
              </table:table-cell>
              <table:table-cell office:value-type="float" office:value="3.8414">
                <text:p>3.8414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50000">
                <text:p>50000</text:p>
              </table:table-cell>
              <table:table-cell office:value-type="float" office:value="1.343">
                <text:p>1.343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7.1844">
                <text:p>7.1844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60000">
                <text:p>60000</text:p>
              </table:table-cell>
              <table:table-cell office:value-type="float" office:value="4.1624">
                <text:p>4.1624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60000">
                <text:p>60000</text:p>
              </table:table-cell>
              <table:table-cell office:value-type="float" office:value="1.6408">
                <text:p>1.6408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7.0386">
                <text:p>7.03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70000">
                <text:p>70000</text:p>
              </table:table-cell>
              <table:table-cell office:value-type="float" office:value="4.4424">
                <text:p>4.4424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70000">
                <text:p>70000</text:p>
              </table:table-cell>
              <table:table-cell office:value-type="float" office:value="1.7994">
                <text:p>1.7994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7.5078">
                <text:p>7.5078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0.792357155670886">
                <text:p>0.792357155670886</text:p>
              </table:table-cell>
              <table:table-cell office:value-type="float" office:value="80000">
                <text:p>80000</text:p>
              </table:table-cell>
              <table:table-cell office:value-type="float" office:value="4.7424">
                <text:p>4.7424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1.15898788737282">
                <text:p>1.15898788737282</text:p>
              </table:table-cell>
              <table:table-cell office:value-type="float" office:value="80000">
                <text:p>80000</text:p>
              </table:table-cell>
              <table:table-cell office:value-type="float" office:value="1.9924">
                <text:p>1.9924</text:p>
              </table:table-cell>
              <table:table-cell office:value-type="float" office:value="0.560243253028631">
                <text:p>0.560243253028631</text:p>
              </table:table-cell>
              <table:table-cell office:value-type="float" office:value="0.560243253028631">
                <text:p>0.560243253028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